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only enforced on <text:span text:style-name="T1">Anonymity</text:span> and <text:span text:style-name="T1">Security</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item>
          <text:p text:style-name="P2"><text:span text:style-name="T1">Any discussion about AnonyPla / Lena whereabouts is only tolerated, to an extent, in the #Bnonymity room.</text:span></text:p>
        </text:list-item>
      </text:list>
      <text:p text:style-name="First_20_paragraph">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Rules for Nothing To Hide Privacy:<text:bookmark-end text:name="rules-for-nothing-to-hide-privacy"/></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Rules for Modern Cryptography:<text:bookmark-end text:name="rules-for-modern-cryptography"/></text:h>
      <text:p text:style-name="First_20_paragraph">See <text:a xlink:type="simple" xlink:href="https://anonymousplanet-ng.org/moderncrypto-rules.html" office:name=""><text:span text:style-name="Definition">https://anonymousplanet-ng.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Rules for Bnonymity:<text:bookmark-end text:name="rules-for-bnonymity"/></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NSFW content (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Anonymity - #Security - #Bnonymity - #OS-Security - #ModernCrypto</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1T02:52:24Z</meta:creation-date>
    <dc:date>2022-07-11T02:52:24Z</dc:date>
  </office:meta>
</office:document-meta>
</file>